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98009" officeooo:paragraph-rsid="00098009"/>
    </style:style>
    <style:style style:name="P2" style:family="paragraph" style:parent-style-name="Standard">
      <style:text-properties officeooo:rsid="00098009" officeooo:paragraph-rsid="000c12a2"/>
    </style:style>
    <style:style style:name="P3" style:family="paragraph" style:parent-style-name="Standard">
      <style:text-properties officeooo:rsid="000c12a2" officeooo:paragraph-rsid="000c12a2"/>
    </style:style>
    <style:style style:name="P4" style:family="paragraph" style:parent-style-name="Standard">
      <style:text-properties officeooo:rsid="00113558" officeooo:paragraph-rsid="0016d430"/>
    </style:style>
    <style:style style:name="P5" style:family="paragraph" style:parent-style-name="Standard">
      <style:text-properties officeooo:rsid="00098009" officeooo:paragraph-rsid="000c12a2"/>
    </style:style>
    <style:style style:name="P6" style:family="paragraph" style:parent-style-name="Standard">
      <style:text-properties officeooo:rsid="001c9fd8" officeooo:paragraph-rsid="001c9fd8"/>
    </style:style>
    <style:style style:name="P7" style:family="paragraph" style:parent-style-name="Standard">
      <style:text-properties fo:color="#c9211e" officeooo:rsid="001c9fd8" officeooo:paragraph-rsid="001c9fd8"/>
    </style:style>
    <style:style style:name="P8" style:family="paragraph" style:parent-style-name="Standard">
      <style:text-properties officeooo:rsid="001e7e87" officeooo:paragraph-rsid="001e7e87"/>
    </style:style>
    <style:style style:name="P9" style:family="paragraph" style:parent-style-name="Standard">
      <style:text-properties officeooo:rsid="001e7e87" officeooo:paragraph-rsid="0020efd3"/>
    </style:style>
    <style:style style:name="P10" style:family="paragraph" style:parent-style-name="Standard">
      <style:text-properties officeooo:rsid="00237fd7" officeooo:paragraph-rsid="002385f2"/>
    </style:style>
    <style:style style:name="P11" style:family="paragraph" style:parent-style-name="Standard">
      <style:text-properties officeooo:rsid="002514d9" officeooo:paragraph-rsid="002514d9"/>
    </style:style>
    <style:style style:name="T1" style:family="text">
      <style:text-properties officeooo:rsid="000c12a2"/>
    </style:style>
    <style:style style:name="T2" style:family="text">
      <style:text-properties officeooo:rsid="000dcd7e"/>
    </style:style>
    <style:style style:name="T3" style:family="text">
      <style:text-properties officeooo:rsid="00126bb7"/>
    </style:style>
    <style:style style:name="T4" style:family="text">
      <style:text-properties officeooo:rsid="001af97a"/>
    </style:style>
    <style:style style:name="T5" style:family="text">
      <style:text-properties officeooo:rsid="001c9fd8"/>
    </style:style>
    <style:style style:name="T6" style:family="text">
      <style:text-properties officeooo:rsid="001e7e87"/>
    </style:style>
    <style:style style:name="T7" style:family="text">
      <style:text-properties officeooo:rsid="001f6615"/>
    </style:style>
    <style:style style:name="T8" style:family="text">
      <style:text-properties officeooo:rsid="002385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. Introduction</text:p>
      <text:p text:style-name="P2">Batteries may compromise the viability of sensor node<text:span text:style-name="T1">s</text:span> in various ways. <text:span text:style-name="T1">Batteries can be</text:span> bulky, short-lived, <text:span text:style-name="T1">hazardous, </text:span>and expensive. To ameliorate the battery problem, researchers have been investigating different alternatives to extend sensors’ lifetimes and reduce their form factors. <text:s/></text:p>
      <text:p text:style-name="P2">The reduction in power consumption of recent microcontrollers and <text:span text:style-name="T1">the </text:span>advances in energy-harvesting circuitry <text:span text:style-name="T1">have enabled the emergence of an alternative: the battery-free energy-harvesting sensor</text:span>. </text:p>
      <text:p text:style-name="P3">Such a sensor extracts energy from a<text:span text:style-name="T2">n</text:span> <text:span text:style-name="T2">ambient</text:span> energy source (e.g., sunlight, and RF emissions) <text:span text:style-name="T4">to power its sensing, computing, and communication modules. </text:span></text:p>
      <text:p text:style-name="P3"/>
      <text:p text:style-name="P7">[The following paragraph needs to be improved: mentioned that the device powers down when the buffer is depleted]</text:p>
      <text:p text:style-name="P4">Ambient energy sources <text:span text:style-name="T3">provide perpetual</text:span> power. <text:s/><text:span text:style-name="T5">But, ambient power is usually too weak to directly power a sensor node. <text:s/>Therefore, it is first buffered until usable amount is accumulated, then the buffered energy is consumed powering the sensor node for a short period of time. <text:s/>Consequently, battery-less energy-harvest sensors operate intermittent.</text:span></text:p>
      <text:p text:style-name="P4"/>
      <text:p text:style-name="P6">Intermittent operation generates many challenges: <text:span text:style-name="T6">(I) maintaining forward progress, (explain); (ii) data consistency, (explain); (iii) timely operation, (explain). Prior art has tackled these problems, but it ignore the system availability problem. (explain why the system availability problem is fundamental)</text:span></text:p>
      <text:p text:style-name="P2"/>
      <text:p text:style-name="P8">1.1 Vision and Applications</text:p>
      <text:p text:style-name="P9">Our goal is to create a permanent sensing fabric that uses ambient energy sources to operate. <text:span text:style-name="T7">However, unlike existing approaches that utilize energy-harvesting to drive their operations, we would like the system availability to be independent from the charging-discharging cycles that tiny energy-harvesting battery-less sensors inherit. <text:s/>In other words, we would to create a system the is powered by ambient energy but its availability is not constrained by the ambient energy shots arrival pattern. </text:span></text:p>
      <text:p text:style-name="P9"/>
      <text:p text:style-name="P10">Realizing this vision will enable many new applications. For example, one can imagine <text:span text:style-name="T8">developing</text:span> a smart wallpaper that a user can interact with. <text:span text:style-name="T8">Smart wallpaper with embedded microphones can enable direct in-building human-to-human or human-to-object communication (Figure XXX).</text:span></text:p>
      <text:p text:style-name="P10"/>
      <text:p text:style-name="P10"><text:span text:style-name="T8">1.2 <text:s/>Research Challenges</text:span></text:p>
      <text:p text:style-name="P10"><text:span text:style-name="T8"><text:s/>C1: Given that the availability requirement of a sensing application is X\% and unpredictable power arrival patten, how to meet the application requirement?</text:span></text:p>
      <text:p text:style-name="P11">C2: Given abundant ambient energy conditions, how to operate efficiently (improve the question)</text:p>
      <text:p text:style-name="P11">C3: <text:s/>Given abundant ambient energy conditions and sensor nodes sleeping in low-power mode waiting an external event, how to prevent synchronized responses? </text:p>
      <text:p text:style-name="P2"/>
      <text:p text:style-name="P11">1.3 Contributions</text:p>
      <text:p text:style-name="P11">(Get it from the paper)</text:p>
      <text:p text:style-name="P1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7:16:51.448164962</meta:creation-date>
    <dc:date>2019-09-09T06:51:30.325826606</dc:date>
    <meta:editing-duration>PT13H52M48S</meta:editing-duration>
    <meta:editing-cycles>7</meta:editing-cycles>
    <meta:generator>LibreOffice/6.2.4.2$MacOSX_X86_64 LibreOffice_project/2412653d852ce75f65fbfa83fb7e7b669a126d64</meta:generator>
    <meta:document-statistic meta:table-count="0" meta:image-count="0" meta:object-count="0" meta:page-count="1" meta:paragraph-count="16" meta:word-count="381" meta:character-count="2713" meta:non-whitespace-character-count="2335"/>
  </office:meta>
</office:document-meta>
</file>